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51cm" style:rel-column-width="16384*"/>
    </style:style>
    <style:style style:name="Tabelle1.C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97a9" officeooo:paragraph-rsid="001597a9"/>
    </style:style>
    <style:style style:name="P2" style:family="paragraph" style:parent-style-name="Table_20_Contents">
      <style:text-properties officeooo:rsid="00183db7" officeooo:paragraph-rsid="00183db7"/>
    </style:style>
    <style:style style:name="P3" style:family="paragraph" style:parent-style-name="Table_20_Contents">
      <style:text-properties officeooo:rsid="00183db7" officeooo:paragraph-rsid="001d98d2"/>
    </style:style>
    <style:style style:name="P4" style:family="paragraph" style:parent-style-name="Table_20_Contents">
      <style:text-properties officeooo:rsid="001d98d2" officeooo:paragraph-rsid="001d98d2"/>
    </style:style>
    <style:style style:name="P5" style:family="paragraph" style:parent-style-name="Table_20_Contents">
      <style:text-properties officeooo:rsid="001f3c91" officeooo:paragraph-rsid="001f3c91"/>
    </style:style>
    <style:style style:name="P6" style:family="paragraph" style:parent-style-name="Table_20_Contents">
      <style:text-properties officeooo:rsid="00209fc9" officeooo:paragraph-rsid="00209fc9"/>
    </style:style>
    <style:style style:name="P7" style:family="paragraph" style:parent-style-name="Table_20_Contents">
      <style:text-properties officeooo:rsid="00211f81" officeooo:paragraph-rsid="00211f81"/>
    </style:style>
    <style:style style:name="P8" style:family="paragraph" style:parent-style-name="Table_20_Contents">
      <style:text-properties officeooo:rsid="0022cbe0" officeooo:paragraph-rsid="0022cbe0"/>
    </style:style>
    <style:style style:name="P9" style:family="paragraph" style:parent-style-name="Table_20_Contents">
      <style:text-properties officeooo:rsid="002571c6" officeooo:paragraph-rsid="002571c6"/>
    </style:style>
    <style:style style:name="P10" style:family="paragraph" style:parent-style-name="Table_20_Contents">
      <style:text-properties officeooo:rsid="00266128" officeooo:paragraph-rsid="00266128"/>
    </style:style>
    <style:style style:name="P11" style:family="paragraph" style:parent-style-name="Standard">
      <style:text-properties officeooo:rsid="001c379a" officeooo:paragraph-rsid="001c379a"/>
    </style:style>
    <style:style style:name="P12" style:family="paragraph" style:parent-style-name="Table_20_Contents">
      <style:text-properties officeooo:rsid="001597a9" officeooo:paragraph-rsid="001597a9"/>
    </style:style>
    <style:style style:name="P13" style:family="paragraph" style:parent-style-name="Table_20_Contents">
      <style:text-properties officeooo:rsid="00183db7" officeooo:paragraph-rsid="00183db7"/>
    </style:style>
    <style:style style:name="P14" style:family="paragraph" style:parent-style-name="Table_20_Contents">
      <style:text-properties officeooo:rsid="00183db7" officeooo:paragraph-rsid="001d98d2"/>
    </style:style>
    <style:style style:name="P15" style:family="paragraph" style:parent-style-name="Table_20_Contents">
      <style:text-properties officeooo:rsid="001d98d2" officeooo:paragraph-rsid="001d98d2"/>
    </style:style>
    <style:style style:name="P16" style:family="paragraph" style:parent-style-name="Table_20_Contents">
      <style:text-properties officeooo:rsid="001f3c91" officeooo:paragraph-rsid="001f3c91"/>
    </style:style>
    <style:style style:name="P17" style:family="paragraph" style:parent-style-name="Table_20_Contents">
      <style:text-properties officeooo:rsid="00209fc9" officeooo:paragraph-rsid="00209fc9"/>
    </style:style>
    <style:style style:name="P18" style:family="paragraph" style:parent-style-name="Table_20_Contents">
      <style:text-properties officeooo:rsid="00269f4a" officeooo:paragraph-rsid="00269f4a"/>
    </style:style>
    <style:style style:name="P19" style:family="paragraph" style:parent-style-name="Table_20_Contents">
      <style:text-properties officeooo:rsid="0029b5e4" officeooo:paragraph-rsid="0029b5e4"/>
    </style:style>
    <style:style style:name="T1" style:family="text">
      <style:text-properties officeooo:rsid="0018b99b"/>
    </style:style>
    <style:style style:name="T2" style:family="text">
      <style:text-properties officeooo:rsid="001bb42c"/>
    </style:style>
    <style:style style:name="T3" style:family="text">
      <style:text-properties officeooo:rsid="0023dba4"/>
    </style:style>
    <style:style style:name="T4" style:family="text">
      <style:text-properties fo:background-color="#ffff00"/>
    </style:style>
    <style:style style:name="T5" style:family="text">
      <style:text-properties officeooo:rsid="00269f4a"/>
    </style:style>
    <style:style style:name="T6" style:family="text">
      <style:text-properties officeooo:rsid="0027cfba"/>
    </style:style>
    <style:style style:name="T7" style:family="text">
      <style:text-properties officeooo:rsid="0029b5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column table:style-name="Tabelle1.C"/>
        <table:table-row>
          <table:table-cell table:style-name="Tabelle1.A1" office:value-type="string">
            <text:p text:style-name="P1">Event</text:p>
          </table:table-cell>
          <table:table-cell table:style-name="Tabelle1.A1" office:value-type="string">
            <text:p text:style-name="P1">Task</text:p>
          </table:table-cell>
          <table:table-cell table:style-name="Tabelle1.C1" office:value-type="string">
            <text:p text:style-name="P1">Dialoge</text:p>
          </table:table-cell>
        </table:table-row>
        <table:table-row>
          <table:table-cell table:style-name="Tabelle1.A2" office:value-type="string">
            <text:p text:style-name="P1">Raumschiff stürzt ab, zerstört den Turm mit dem Diamanten, der <text:span text:style-name="T4">Diamant</text:span> fällt herunter und zerbricht <text:span text:style-name="T4">in zwei Teile</text:span></text:p>
          </table:table-cell>
          <table:table-cell table:style-name="Tabelle1.A2" office:value-type="string">
            <text:p text:style-name="P1">Held muss gucken was da passiert ist</text:p>
            <text:p text:style-name="P1"/>
            <text:p text:style-name="P4"/>
          </table:table-cell>
          <table:table-cell table:style-name="Tabelle1.C2" office:value-type="string">
            <text:p text:style-name="P2">Ah. Today the diamond will be maintained. Lets see if he is already there. ... </text:p>
            <text:p text:style-name="P2">What the?!</text:p>
            <text:p text:style-name="P2"/>
            <text:p text:style-name="P2">Oh no! I have to get to the diam<text:span text:style-name="T2">o</text:span>nd, before the stability of the island will be gone!</text:p>
            <text:p text:style-name="P2"/>
            <text:p text:style-name="P2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4">Steuer einsammeln</text:p>
          </table:table-cell>
          <table:table-cell table:style-name="Tabelle1.C2" office:value-type="string">
            <text:p text:style-name="P3">The steering wheel <text:span text:style-name="T1">should be in my house. (beim Boot ausgelöst)</text:span></text:p>
          </table:table-cell>
        </table:table-row>
        <table:table-row>
          <table:table-cell table:style-name="Tabelle1.A2" office:value-type="string">
            <text:p text:style-name="P4">Boot eingestiegen</text:p>
          </table:table-cell>
          <table:table-cell table:style-name="Tabelle1.A2" office:value-type="string">
            <text:p text:style-name="P4">Zum Boot gehen und einsteigen</text:p>
          </table:table-cell>
          <table:table-cell table:style-name="Tabelle1.C2" office:value-type="string">
            <text:p text:style-name="P4">I have to get to the diamond.</text:p>
          </table:table-cell>
        </table:table-row>
        <table:table-row>
          <table:table-cell table:style-name="Tabelle1.A2" office:value-type="string">
            <text:p text:style-name="P4">Diamant aufgenommen</text:p>
          </table:table-cell>
          <table:table-cell table:style-name="Tabelle1.A2" office:value-type="string">
            <text:p text:style-name="P4">Diamant aufnehmen</text:p>
          </table:table-cell>
          <table:table-cell table:style-name="Tabelle1.C2" office:value-type="string">
            <text:p text:style-name="P4"><text:span text:style-name="T5">Damn,</text:span> it looks broken. I have to repair the diamond. My father told me if this happen, I have to get to the great desert and have to collect particles from the cometary impact that happen<text:span text:style-name="T5">ed</text:span> before my time.</text:p>
            <text:p text:style-name="P4"/>
            <text:p text:style-name="P4">Maybe I will find a bottle or something there too to collect the particles.</text:p>
          </table:table-cell>
        </table:table-row>
        <table:table-row>
          <table:table-cell table:style-name="Tabelle1.A2" office:value-type="string">
            <text:p text:style-name="P4">Zur Wüsteninsel fahren</text:p>
          </table:table-cell>
          <table:table-cell table:style-name="Tabelle1.A2" office:value-type="string">
            <text:p text:style-name="P4">Flasche in <text:span text:style-name="T6">H</text:span>ütte aufnehmen</text:p>
          </table:table-cell>
          <table:table-cell table:style-name="Tabelle1.C2" office:value-type="string">
            <text:p text:style-name="P4">That looks fine. </text:p>
          </table:table-cell>
        </table:table-row>
        <table:table-row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>Bei den bröseln angekommen bevor die flasche aufgenommen wurde .. </text:p>
          </table:table-cell>
          <table:table-cell table:style-name="Tabelle1.C2" office:value-type="string">
            <text:p text:style-name="P4">I have to get a pot.</text:p>
          </table:table-cell>
        </table:table-row>
        <table:table-row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5">Bei den bröseln angekommen </text:p>
          </table:table-cell>
          <table:table-cell table:style-name="Tabelle1.C2" office:value-type="string">
            <text:p text:style-name="P5">Now I have to melt the diamond <text:span text:style-name="T7">together </text:span>with the particles to repair it.</text:p>
          </table:table-cell>
        </table:table-row>
        <table:table-row>
          <table:table-cell table:style-name="Tabelle1.A2" office:value-type="string">
            <text:p text:style-name="P5">Zur feuerinsel fahren</text:p>
          </table:table-cell>
          <table:table-cell table:style-name="Tabelle1.A2" office:value-type="string">
            <text:p text:style-name="P7">Einschmelzen und plazieren <text:span text:style-name="T3">an warmen ort (!!)</text:span> warten!!</text:p>
          </table:table-cell>
          <table:table-cell table:style-name="Tabelle1.C2" office:value-type="string">
            <text:p text:style-name="P6">I need temperature.</text:p>
          </table:table-cell>
        </table:table-row>
        <table:table-row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8">Fertigen einsammeln</text:p>
          </table:table-cell>
          <table:table-cell table:style-name="Tabelle1.C2" office:value-type="string">
            <text:p text:style-name="P19">Now I have to go fast to place the diamond again</text:p>
          </table:table-cell>
        </table:table-row>
        <table:table-row>
          <table:table-cell table:style-name="Tabelle1.A2" office:value-type="string">
            <text:p text:style-name="P9">Zur startinsel fahren</text:p>
          </table:table-cell>
          <table:table-cell table:style-name="Tabelle1.A2" office:value-type="string">
            <text:p text:style-name="P10">Pla<text:span text:style-name="T7">t</text:span>zieren</text:p>
          </table:table-cell>
          <table:table-cell table:style-name="Tabelle1.C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10">HAPPY END!</text:p>
          </table:table-cell>
          <table:table-cell table:style-name="Tabelle1.C2" office:value-type="string">
            <text:p text:style-name="P6"/>
          </table:table-cell>
        </table:table-row>
      </table:table>
      <text:p text:style-name="Standard"/>
      <text:p text:style-name="P11">26.565771m</text:p>
      <text:p text:style-name="P11">187.891266m</text:p>
      <text:p text:style-name="P11">107.860703m</text:p>
      <text:p text:style-name="P11"/>
      <text:p text:style-name="P11">0.182164</text:p>
      <text:p text:style-name="P11">-0.983268</text:p>
      <text:p text:style-name="P11">0.000001</text:p>
      <text:p text:style-name="P11">-0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</meta:editing-duration>
    <meta:editing-cycles>16</meta:editing-cycles>
    <meta:generator>LibreOffice/4.1.4.2$Windows_x86 LibreOffice_project/0a0440ccc0227ad9829de5f46be37cfb6edcf72</meta:generator>
    <dc:date>2014-08-25T17:29:23.293000000</dc:date>
    <meta:document-statistic meta:table-count="1" meta:image-count="0" meta:object-count="0" meta:page-count="1" meta:paragraph-count="39" meta:word-count="231" meta:character-count="1323" meta:non-whitespace-character-count="1127"/>
    <meta:user-defined meta:name="Info 1"/>
    <meta:user-defined meta:name="Info 2"/>
    <meta:user-defined meta:name="Info 3"/>
    <meta:user-defined meta:name="Info 4"/>
  </office:meta>
</office:document-meta>
</file>